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sg sent!!!!</text:p>
      <text:p text:style-name="Standard"/>
      <text:p text:style-name="Standard"/>
      <text:p text:style-name="Standard">import smtplib</text:p>
      <text:p text:style-name="Standard"/>
      <text:p text:style-name="Standard"/>
      <text:p text:style-name="Standard">s=smtplib.SMTP('smtp.gmail.com',587)</text:p>
      <text:p text:style-name="Standard"/>
      <text:p text:style-name="Standard">s.starttls()</text:p>
      <text:p text:style-name="Standard"/>
      <text:p text:style-name="Standard">s.login("ravishankar664176@gmail.com", "ravi1234")</text:p>
      <text:p text:style-name="Standard"/>
      <text:p text:style-name="Standard">message = "hi"</text:p>
      <text:p text:style-name="Standard"/>
      <text:p text:style-name="Standard">s.sendmail("ravishankar664176@gmail.com","vinayselestian5@gmail.com",message)</text:p>
      <text:p text:style-name="Standard">print("msg sent!!!!")</text:p>
      <text:p text:style-name="Standard"/>
      <text:p text:style-name="Standard">s.quit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6:08.948034728</meta:creation-date>
    <dc:date>2018-10-11T12:56:49.726175535</dc:date>
    <meta:editing-duration>PT41S</meta:editing-duration>
    <meta:editing-cycles>1</meta:editing-cycles>
    <meta:document-statistic meta:table-count="0" meta:image-count="0" meta:object-count="0" meta:page-count="1" meta:paragraph-count="9" meta:word-count="15" meta:character-count="244" meta:non-whitespace-character-count="238"/>
    <meta:generator>LibreOffice/6.0.3.2$Linux_X86_64 LibreOffice_project/00m0$Build-2</meta:generator>
  </office:meta>
</office:document-meta>
</file>